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ea_2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AREA CHART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TWO-DIMENSIONAL AREA CHART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GROUPING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tandard</text:p>
          </table:table-cell>
          <table:table-cell table:number-columns-repeated="3" table:style-name="ce5"/>
          <table:table-cell office:value-type="string" table:style-name="ce5">
            <text:p>Stacked</text:p>
          </table:table-cell>
          <table:table-cell table:number-columns-repeated="3" table:style-name="ce5"/>
          <table:table-cell office:value-type="string" table:style-name="ce5">
            <text:p>Percen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0" draw:style-name="a0" draw:name="Chart 1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" draw:style-name="a1" draw:name="Chart 2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" draw:style-name="a2" draw:name="Chart 3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DROP LIN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Drop lines</text:p>
          </table:table-cell>
          <table:table-cell table:number-columns-repeated="3" table:style-name="ce5"/>
          <table:table-cell office:value-type="string" table:style-name="ce5">
            <text:p>Stacked, Drop lines</text:p>
          </table:table-cell>
          <table:table-cell table:number-columns-repeated="3" table:style-name="ce5"/>
          <table:table-cell office:value-type="string" table:style-name="ce5">
            <text:p>Red thick drop lines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3" draw:style-name="a3" draw:name="Chart 4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" draw:style-name="a4" draw:name="Chart 5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5" draw:style-name="a5" draw:name="Chart 6" svg:x="0.02083in" svg:y="0.02083in" svg:width="3.66667in" svg:height="2.7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Area_3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AREA CHART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THREE-DIMENSIONAL AREA CHART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GROUPING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Deep</text:p>
          </table:table-cell>
          <table:table-cell table:number-columns-repeated="3" table:style-name="ce5"/>
          <table:table-cell office:value-type="string" table:style-name="ce5">
            <text:p>Stacked</text:p>
          </table:table-cell>
          <table:table-cell table:number-columns-repeated="3" table:style-name="ce5"/>
          <table:table-cell office:value-type="string" table:style-name="ce5">
            <text:p>Percen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6" draw:style-name="a6" draw:name="Chart 1" svg:x="0.02083in" svg:y="0.02083in" svg:width="3.66667in" svg:height="2.70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7" draw:style-name="a7" draw:name="Chart 2" svg:x="0.02083in" svg:y="0.02083in" svg:width="3.66667in" svg:height="2.708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8" draw:style-name="a8" draw:name="Chart 3" svg:x="0.02083in" svg:y="0.02083in" svg:width="3.66667in" svg:height="2.7083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AREA GAP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GapDepth = 0%</text:p>
          </table:table-cell>
          <table:table-cell table:number-columns-repeated="3" table:style-name="ce5"/>
          <table:table-cell office:value-type="string" table:style-name="ce5">
            <text:p>GapDepth = 500%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4" draw:id="id9" draw:style-name="a9" draw:name="Chart 4" svg:x="0.02083in" svg:y="0.02083in" svg:width="3.66667in" svg:height="2.7083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10" draw:style-name="a10" draw:name="Chart 5" svg:x="0.02083in" svg:y="0.02083in" svg:width="3.66667in" svg:height="2.7083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DROP LIN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Drop lines</text:p>
          </table:table-cell>
          <table:table-cell table:number-columns-repeated="3" table:style-name="ce5"/>
          <table:table-cell office:value-type="string" table:style-name="ce5">
            <text:p>Stacked, Drop lines</text:p>
          </table:table-cell>
          <table:table-cell table:number-columns-repeated="3" table:style-name="ce5"/>
          <table:table-cell office:value-type="string" table:style-name="ce5">
            <text:p>Red thick drop lines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6" draw:id="id11" draw:style-name="a11" draw:name="Chart 6" svg:x="0.02083in" svg:y="0.02083in" svg:width="3.66667in" svg:height="2.7083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7" draw:id="id12" draw:style-name="a12" draw:name="Chart 7" svg:x="0.02083in" svg:y="0.02083in" svg:width="3.66667in" svg:height="2.7083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13" draw:style-name="a13" draw:name="Chart 8" svg:x="0.02083in" svg:y="0.02083in" svg:width="3.66667in" svg:height="2.708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SourceData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AREA CHART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SOURCE DATA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table:number-columns-repeated="16380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8-03-14T10:31:09Z</meta:creation-date>
    <dc:date>2014-02-28T09:43:57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 dr3d:transform="matrix (0.96489273660809494 -5.602207017041156E-2 0.25659995030155891 3.6833428844505495E-2 0.99619477459360894 7.8989047291030706E-2 -0.26004865960142493 -6.6764501991773098E-2 0.9632845871876563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 dr3d:transform="matrix (0.96489273660809494 -5.602207017041156E-2 0.25659995030155891 3.6833428844505495E-2 0.99619477459360894 7.8989047291030706E-2 -0.26004865960142493 -6.6764501991773098E-2 0.9632845871876563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stacked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stacked="false" chart:percentage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tru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tru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tru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false" chart:percentage="tru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stacked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true" chart:deep="false" chart:stacked="false" chart:percentage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false" chart:symbol-type="none" chart:connect-bars="false" chart:solid-type="cuboid" chart:stacked="false" chart:percentage="tru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tru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tru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false" chart:percentage="true"/>
      <style:graphic-properties draw:fill="solid" draw:fill-color="#9bbb59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ourceData.$B$4" chart:values-cell-range-address="SourceData.$B$5:.$B$8" chart:class="chart:area" chart:attached-axis="primary-y" chart:style-name="G0S0">
            <chart:data-point chart:repeated="4"/>
          </chart:series>
          <chart:series chart:label-cell-address="SourceData.$C$4" chart:values-cell-range-address="SourceData.$C$5:.$C$8" chart:class="chart:area" chart:attached-axis="primary-y" chart:style-name="G0S1">
            <chart:data-point chart:repeated="4"/>
          </chart:series>
          <chart:series chart:label-cell-address="SourceData.$D$4" chart:values-cell-range-address="SourceData.$D$5:.$D$8" chart:class="chart:area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